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93in"/>
    </style:style>
    <style:style style:name="co2" style:family="table-column">
      <style:table-column-properties fo:break-before="auto" style:column-width="4.278in"/>
    </style:style>
    <style:style style:name="co3" style:family="table-column">
      <style:table-column-properties fo:break-before="auto" style:column-width="4.71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Nombres et Calcu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otion au programme</text:p>
          </table:table-cell>
          <table:table-cell table:style-name="ce1" office:value-type="string" calcext:value-type="string">
            <text:p>Rappels</text:p>
          </table:table-cell>
          <table:table-cell table:style-name="ce1" office:value-type="string" calcext:value-type="string">
            <text:p>Nouveaut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ombres decimaux relatifs</text:p>
          </table:table-cell>
          <table:table-cell office:value-type="string" calcext:value-type="string">
            <text:p>addition et soustraction (5<text:span text:style-name="T1">e</text:span>)</text:p>
          </table:table-cell>
          <table:table-cell office:value-type="string" calcext:value-type="string">
            <text:p>produit et quotient de decimaux relatif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actions, nombres rationnels</text:p>
          </table:table-cell>
          <table:table-cell office:value-type="string" calcext:value-type="string">
            <text:p>Rappel 6e/5e:</text:p>
            <text:p>- fraction en tant que nombre</text:p>
            <text:p>- reconnaitre / produire fractions egales</text:p>
            <text:p>- comparer / additionner / soustraire des fractions</text:p>
            <text:p>(cas simple de denominateurs multiples entre eux)</text:p>
          </table:table-cell>
          <table:table-cell office:value-type="string" calcext:value-type="string">
            <text:p>- Def. nombre rationnel : quotient de deux entiers relatifs (denom non-nul)</text:p>
            <text:p>- Lien avec les fractions</text:p>
            <text:p>- Notion d’inverse</text:p>
            <text:p>- Multiplication et division de fractions</text:p>
            <text:p>- Demonstrations de calculs fractionnaires / calcul lit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cine carre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 en lien avec le thm de Pythagore et/ou agrandissement/reduction aires</text:p>
            <text:p>- carres parfaits jusqu’a 144</text:p>
            <text:p>- utilisation de la calculatric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uissanc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 prefixes nano (10^-9) a giga (10⁹)</text:p>
            <text:p>- ecriture scientifique</text:p>
            <text:p>- comparaison de nombres / ordres de grandeurs</text:p>
            <text:p>- Puissances en base quelconque comme simplification de l’ecriture de produit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ivisibilite, Nombres premiers</text:p>
          </table:table-cell>
          <table:table-cell office:value-type="string" calcext:value-type="string">
            <text:p>- multiples et diviseurs (6e)</text:p>
            <text:p>- nombre premier (5e)</text:p>
            <text:p>- decomposition en produit de facteurs premiers</text:p>
            <text:p>- application aux fractions (reconnaitre / produire fractions egales)</text:p>
          </table:table-cell>
          <table:table-cell office:value-type="string" calcext:value-type="string">
            <text:p>- determination par les eleves des nb premiers &lt;= 100</text:p>
            <text:p>- utilisation pour decomposition en produit de facteurs premiers</text:p>
            <text:p>- utilisation pour simplifier des fractio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cul litteral</text:p>
          </table:table-cell>
          <table:table-cell office:value-type="string" calcext:value-type="string">
            <text:p>- utilisation d'une lettre pour exprimer un resultat general</text:p>
            <text:p>- notations du calcul litteral (pas de signe x)</text:p>
            <text:p>- substitution d'une valeur numerique a une lettre dans un ex donne</text:p>
          </table:table-cell>
          <table:table-cell office:value-type="string" calcext:value-type="string">
            <text:p>- Poursuite du travail sur les formules</text:p>
            <text:p>- Identites remarquables</text:p>
            <text:p>- Notion de solution a une equ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ributivite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anisation et Gestion de Donnees, Fonctions" table:style-name="ta1">
        <table:table-column table:style-name="co4" table:default-cell-style-name="Default"/>
        <table:table-row table:style-name="ro1">
          <table:table-cell/>
        </table:table-row>
      </table:table>
      <table:table table:name="Espace et Geometri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5:34:55.245500283</meta:creation-date>
    <meta:generator>LibreOffice/7.3.7.2$Linux_X86_64 LibreOffice_project/30$Build-2</meta:generator>
    <dc:date>2023-08-27T23:21:33.579381079</dc:date>
    <meta:editing-duration>PT5M41S</meta:editing-duration>
    <meta:editing-cycles>1</meta:editing-cycles>
    <meta:document-statistic meta:table-count="3" meta:cell-count="22" meta:object-count="0"/>
  </office:meta>
</office:document-meta>
</file>